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auto"/>
    </style:style>
    <style:style style:name="P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6d52a1"/>
    </style:style>
    <style:style style:name="P3" style:family="paragraph" style:parent-style-name="Standard">
      <style:text-properties officeooo:paragraph-rsid="007f2461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.074cm" fo:border-left="none" fo:border-right="none" fo:border-top="none" fo:border-bottom="0.99pt solid #000000" style:join-border="false"/>
      <style:text-properties style:font-name="Open Sans" fo:font-size="8pt" style:font-size-asian="7pt" style:font-size-complex="8pt"/>
    </style:style>
    <style:style style:name="P5" style:family="paragraph" style:list-style-name="L1"/>
    <style:style style:name="P6" style:family="paragraph" style:list-style-name="L2"/>
    <style:style style:name="P7" style:family="paragraph" style:list-style-name="L3"/>
    <style:style style:name="P8" style:family="paragraph" style:list-style-name="L5"/>
    <style:style style:name="P9" style:family="paragraph" style:parent-style-name="Heading_20_2">
      <style:text-properties officeooo:paragraph-rsid="007efaa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Open Sans" fo:font-size="8pt" style:font-size-asian="8pt" style:font-size-complex="8pt"/>
    </style:style>
    <style:style style:name="T3" style:family="text">
      <style:text-properties fo:color="#000000" style:font-name="Open Sans" fo:font-size="8pt" officeooo:rsid="006e914b" style:font-size-asian="8pt" style:font-size-complex="8pt"/>
    </style:style>
    <style:style style:name="T4" style:family="text">
      <style:text-properties fo:color="#000000" style:font-name="Open Sans" fo:font-size="8pt" fo:font-weight="bold" style:font-size-asian="8pt" style:font-weight-asian="bold" style:font-size-complex="8pt" style:font-weight-complex="bold"/>
    </style:style>
    <style:style style:name="T5" style:family="text">
      <style:text-properties fo:color="#000000" style:font-name="Open Sans" fo:font-size="8pt" fo:font-weight="bold" officeooo:rsid="002511b8" style:font-size-asian="8pt" style:font-weight-asian="bold" style:font-size-complex="8pt" style:font-weight-complex="bold"/>
    </style:style>
    <style:style style:name="T6" style:family="text">
      <style:text-properties fo:color="#000000" style:font-name="Open Sans" fo:font-size="8pt" fo:font-weight="bold" officeooo:rsid="0027b89f" style:font-size-asian="8pt" style:font-weight-asian="bold" style:font-size-complex="8pt" style:font-weight-complex="bold"/>
    </style:style>
    <style:style style:name="T7" style:family="text">
      <style:text-properties fo:color="#000000" style:font-name="Open Sans" fo:font-size="8pt" fo:font-weight="bold" officeooo:rsid="006d52a1" style:font-size-asian="8pt" style:font-weight-asian="bold" style:font-size-complex="8pt" style:font-weight-complex="bold"/>
    </style:style>
    <style:style style:name="T8" style:family="text">
      <style:text-properties fo:color="#000000" style:font-name="Open Sans" fo:font-size="8pt" fo:font-weight="bold" officeooo:rsid="006da96a" style:font-size-asian="8pt" style:font-weight-asian="bold" style:font-size-complex="8pt" style:font-weight-complex="bold"/>
    </style:style>
    <style:style style:name="T9" style:family="text">
      <style:text-properties fo:color="#000000" style:font-name="Open Sans" fo:font-size="8pt" fo:font-weight="normal" officeooo:rsid="006d52a1" style:font-size-asian="8pt" style:font-weight-asian="normal" style:font-size-complex="8pt" style:font-weight-complex="normal"/>
    </style:style>
    <style:style style:name="T10" style:family="text">
      <style:text-properties fo:color="#000000" style:font-name="Open Sans" fo:font-size="8pt" fo:font-weight="normal" officeooo:rsid="002511b8" style:font-size-asian="8pt" style:font-weight-asian="normal" style:font-size-complex="8pt" style:font-weight-complex="normal"/>
    </style:style>
    <style:style style:name="T11" style:family="text">
      <style:text-properties fo:color="#000000" style:font-name="Open Sans" fo:font-size="8pt" fo:font-weight="bold" officeooo:rsid="002511b8" style:font-size-asian="8pt" style:font-weight-asian="bold" style:font-size-complex="8pt" style:font-weight-complex="bold"/>
    </style:style>
    <style:style style:name="T12" style:family="text">
      <style:text-properties fo:color="#000000" style:font-name="Open Sans" fo:font-size="8pt" officeooo:rsid="002511b8" style:font-size-asian="8pt" style:font-size-complex="8pt"/>
    </style:style>
    <style:style style:name="T13" style:family="text">
      <style:text-properties style:font-name="Open Sans" fo:font-size="8pt" style:font-size-asian="8pt" style:font-size-complex="8pt"/>
    </style:style>
    <style:style style:name="T14" style:family="text">
      <style:text-properties officeooo:rsid="007b3800"/>
    </style:style>
    <style:style style:name="T15" style:family="text">
      <style:text-properties officeooo:rsid="007efaa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29cm" fo:text-indent="-0.635cm" fo:margin-left="1.7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29cm" fo:text-indent="-0.635cm" fo:margin-left="1.7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29cm" fo:text-indent="-0.635cm" fo:margin-left="1.7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29cm" fo:text-indent="-0.635cm" fo:margin-left="1.7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29cm" fo:text-indent="-0.635cm" fo:margin-left="1.7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m Farmer</text:p>
      <text:p text:style-name="P2"><text:span text:style-name="T6"><text:tab/><text:tab/><text:tab/><text:tab/>Address<text:tab/><text:tab/></text:span><text:span text:style-name="T3">3 Stanborough Mews, Welwyn Garden City, AL8 6DB<text:tab/><text:tab/></text:span><text:span text:style-name="T5">Web</text:span><text:span text:style-name="T5">site <text:s text:c="2"/></text:span><text:span text:style-name="T12"><text:s/></text:span><text:a xlink:type="simple" xlink:href="http://frmr.uk/" text:style-name="Internet_20_link" text:visited-style-name="Visited_20_Internet_20_Link"><text:span text:style-name="T13">http://frmr.uk</text:span></text:a></text:p>
      <text:p text:style-name="P2"><text:span text:style-name="T5"><text:tab/><text:tab/><text:tab/><text:tab/>E</text:span><text:span text:style-name="T4">mail<text:tab/><text:tab/></text:span><text:a xlink:type="simple" xlink:href="mailto:thomas.elliot.farmer@gmail.com" text:style-name="Internet_20_link" text:visited-style-name="Visited_20_Internet_20_Link">thomas.elliot.farmer@gmail.com</text:a><text:span text:style-name="T2"><text:tab/><text:tab/><text:tab/><text:tab/><text:tab/><text:tab/></text:span><text:span text:style-name="T7">Mob</text:span><text:span text:style-name="T8">ile</text:span><text:span text:style-name="T9"> <text:s text:c="3"/></text:span><text:span text:style-name="T10">07527093877</text:span></text:p>
      <text:p text:style-name="P4"/>
      <text:h text:style-name="Heading_20_1" text:outline-level="1">Education</text:h>
      <text:p text:style-name="Standard"><text:tab/><text:span text:style-name="T1">Swansea University</text:span><text:tab/>(2014-2015)<text:tab/>MSc. Computer Science, Distinction</text:p>
      <text:p text:style-name="Standard"><text:tab/><text:span text:style-name="T1">University of York</text:span><text:tab/>(2009-2012)<text:tab/>BSc. (Hons.) Economics, 2:1</text:p>
      <text:p text:style-name="Standard"><text:tab/><text:span text:style-name="T1">Gorseinon College</text:span><text:tab/>(2007-2009)<text:tab/>A-level: Computing, A; Economics, B; History, B; Mathematics, B</text:p>
      <text:h text:style-name="Heading_20_1" text:outline-level="1">Skills</text:h>
      <text:h text:style-name="Heading_20_2" text:outline-level="2"><text:tab/>C/C++</text:h>
      <text:list xml:id="list1327595593653597057" text:style-name="L1">
        <text:list-item>
          <text:p>Very good knowledge of C and C++, including C++11/<text:span text:style-name="T15">14</text:span></text:p>
        </text:list-item>
        <text:list-item>
          <text:p>Experience with common tools (GCC, Visual Studio, makefiles, etc.)</text:p>
        </text:list-item>
        <text:list-item>
          <text:p>Experience with common libraries (OpenGL, OpenCL, MPI, etc.)</text:p>
        </text:list-item>
      </text:list>
      <text:h text:style-name="Heading_20_2" text:outline-level="2"><text:tab/>Java</text:h>
      <text:list xml:id="list2284117078328269824" text:style-name="L2">
        <text:list-item>
          <text:p>Good knowledge of Java</text:p>
        </text:list-item>
        <text:list-item>
          <text:p>Experience with common tools (Eclipse, JUnit, etc.)</text:p>
        </text:list-item>
      </text:list>
      <text:h text:style-name="Heading_20_2" text:outline-level="2"><text:tab/>Other languages</text:h>
      <text:list xml:id="list8785976438493142713" text:style-name="L3">
        <text:list-item>
          <text:p>Significant knowledge of Python</text:p>
        </text:list-item>
        <text:list-item>
          <text:p>Exposure to many others (Rust, Ada, Haskell, Assembly, Scala, etc.)</text:p>
        </text:list-item>
      </text:list>
      <text:h text:style-name="Heading_20_2" text:outline-level="2"><text:tab/>Other</text:h>
      <text:list xml:id="list215750317255284" text:continue-numbering="true" text:style-name="L3">
        <text:list-item>
          <text:p>Experience with version control (Git, Subversion) and issue tracking (Redmine)</text:p>
        </text:list-item>
        <text:list-item>
          <text:p>Experience of common testing methodologies</text:p>
        </text:list-item>
        <text:list-item>
          <text:p>Experience of parallel programming, including use of HPC Wales supercomputing cluster and Intel Xeon Phi coprocessor</text:p>
        </text:list-item>
        <text:list-item>
          <text:p>Experience with 3D modelling packages (Blender, SketchUp)</text:p>
        </text:list-item>
        <text:list-item>
          <text:p>Experience with game engine tools <text:s/>(TES Construction Set, UnrealEd)</text:p>
        </text:list-item>
        <text:list-item>
          <text:p>Experience with Linux</text:p>
        </text:list-item>
        <text:list-item>
          <text:p>Academic experience of statistical analysis</text:p>
        </text:list-item>
        <text:list-item>
          <text:p>Japanese Language Proficiency Test, Level 4 (2009)</text:p>
        </text:list-item>
        <text:list-item>
          <text:p>Chairman of University of York Anime and Manga Society (2011)</text:p>
        </text:list-item>
      </text:list>
      <text:h text:style-name="Heading_20_1" text:outline-level="1">Projects</text:h>
      <text:h text:style-name="Heading_20_2" text:outline-level="2"><text:tab/>Portfolio Site</text:h>
      <text:p text:style-name="Standard"><text:tab/><text:tab/><text:a xlink:type="simple" xlink:href="http://frmr.uk/" text:style-name="Internet_20_link" text:visited-style-name="Visited_20_Internet_20_Link">Portfolio</text:a></text:p>
      <text:h text:style-name="Heading_20_2" text:outline-level="2"><text:tab/>Continent Construction Kit</text:h>
      <text:p text:style-name="Standard"><text:tab/><text:tab/>Library using simple structures to model continental interactions and efficiently produce semi-realistic geographic features.</text:p>
      <text:h text:style-name="Heading_20_2" text:outline-level="2"><text:tab/>Wizmatch</text:h>
      <text:p text:style-name="Standard"><text:tab/><text:tab/>Example implementation of game engine featuring deferred rendering, zone/portal culling, a binary-encoded model format <text:tab/><text:tab/>and custom tools.</text:p>
      <text:h text:style-name="Heading_20_2" text:outline-level="2"><text:tab/>Ray <text:span text:style-name="T14">T</text:span>racer</text:h>
      <text:p text:style-name="Standard"><text:soft-page-break/><text:tab/><text:tab/>Featuring reflection, multi-threading, anti-aliasing, depth-of-field, HDR rendering and dithering of floating-point colour <text:tab/><text:tab/><text:tab/><text:tab/>channels.</text:p>
      <text:h text:style-name="Heading_20_2" text:outline-level="2"><text:tab/>fnet</text:h>
      <text:p text:style-name="Standard"><text:tab/><text:tab/>Simplified C++ interface for enet networking library.</text:p>
      <text:h text:style-name="Heading_20_2" text:outline-level="2"><text:tab/>Dissertation</text:h>
      <text:p text:style-name="Standard"><text:tab/><text:tab/>Evaluating the performance and usability of task parallelism on Intel Xeon and Xeon Phi processors.<text:bookmark text:name="_GoBack"/></text:p>
      <text:h text:style-name="Heading_20_1" text:outline-level="1">Experience</text:h>
      <text:h text:style-name="P9" text:outline-level="2"><text:tab/><text:span text:style-name="T15">Hamamatsu Photonics, Software Developer (2015-present)</text:span></text:h>
      <text:h text:style-name="P9" text:outline-level="2"><text:tab/>Harrogate Borough Council, Intern (2013)</text:h>
      <text:p text:style-name="P3"><text:tab/><text:tab/>As an intern at Harrogate Borough Council, I was tasked with reporting on the council’s social housing allocations policy as</text:p>
      <text:p text:style-name="P3"><text:tab/><text:tab/>part of an on-going consultation process.</text:p>
      <text:h text:style-name="Heading_20_1" text:outline-level="1">References</text:h>
      <text:p text:style-name="Standard"><text:tab/>Available on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Droid Sans Fallback" style:font-size-asian="11pt" style:language-asian="en" style:country-asian="GB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0.6cm" style:writing-mode="page"/>
      <style:text-properties style:use-window-font-color="true" style:font-name="Calibri" fo:font-size="11pt" fo:language="en" fo:country="GB" style:letter-kerning="true" style:font-name-asian="Droid Sans Fallback" style:font-size-asian="11pt" style:language-asian="en" style:country-asian="GB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cm" fo:margin-bottom="0cm" loext:contextual-spacing="false" fo:orphans="2" fo:widows="2" style:page-number="auto" style:writing-mode="lr-tb">
        <style:tab-stops/>
      </style:paragraph-properties>
      <style:text-properties fo:color="#000000" style:font-name="Open Sans1" fo:font-family="'Open Sans'" style:font-style-name="Regular" style:font-family-generic="swiss" style:font-pitch="variable" fo:font-size="8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 style:master-page-name="">
      <style:paragraph-properties fo:margin-top="0.75cm" fo:margin-bottom="0.21cm" loext:contextual-spacing="false" fo:text-align="start" style:justify-single-word="false" style:page-number="auto">
        <style:tab-stops/>
      </style:paragraph-properties>
      <style:text-properties style:font-name="Open Sans1" fo:font-family="'Open Sans'" style:font-style-name="Regular" style:font-family-generic="swiss" style:font-pitch="variable" fo:font-size="18pt" fo:font-weight="normal" fo:background-color="transparent" style:font-size-asian="24pt" style:font-weight-asian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9cm" fo:margin-bottom="0.139cm" loext:contextual-spacing="false"/>
      <style:text-properties style:font-name="Open Sans1" fo:font-family="'Open Sans'" style:font-style-name="Regular" style:font-family-generic="swiss" style:font-pitch="variable" fo:font-size="12pt" fo:font-weight="normal" style:font-size-asian="18pt" style:font-weight-asian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141cm" loext:contextual-spacing="false"/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071cm" loext:contextual-spacing="false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88cm" fo:margin-bottom="0.071cm" loext:contextual-spacing="false"/>
      <style:text-properties fo:font-weight="bold" style:font-weight-asian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.071cm" loext:contextual-spacing="false"/>
      <style:text-properties fo:font-size="10pt" fo:font-weight="bold" style:font-size-asian="10pt" style:font-weight-asian="bold"/>
    </style:style>
    <style:style style:name="Title" style:family="paragraph" style:parent-style-name="Standard" style:default-outline-level="" style:class="chapter">
      <style:paragraph-properties fo:margin-top="0cm" fo:margin-bottom="0.21cm" loext:contextual-spacing="false" fo:text-align="center" style:justify-single-word="false"/>
      <style:text-properties style:font-name="Open Sans1" fo:font-family="'Open Sans'" style:font-style-name="Regular" style:font-family-generic="swiss" style:font-pitch="variable" fo:font-size="24pt" fo:font-weight="normal" style:font-size-asian="36pt" style:font-weight-asian="bold"/>
    </style:style>
    <style:style style:name="Subtitle" style:family="paragraph" style:parent-style-name="Standard" style:default-outline-level="" style:class="chapter">
      <style:paragraph-properties fo:margin-top="0.635cm" fo:margin-bottom="0.141cm" loext:contextual-spacing="false" fo:text-align="start" style:justify-single-word="false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/>
    </style:style>
    <style:style style:name="Quotations" style:family="paragraph" style:parent-style-name="Standard" style:class="html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1cm" fo:margin-bottom="1.337cm" fo:margin-left="1.614cm" fo:margin-right="1.607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94</meta:editing-cycles>
    <meta:creation-date>2013-02-15T11:33:00</meta:creation-date>
    <dc:date>2017-06-14T21:57:17.190000000</dc:date>
    <meta:editing-duration>PT2H56M56S</meta:editing-duration>
    <meta:generator>LibreOffice/5.1.4.2$Windows_x86 LibreOffice_project/f99d75f39f1c57ebdd7ffc5f42867c12031db97a</meta:generator>
    <meta:print-date>2015-08-27T16:10:04.901808953</meta:print-date>
    <meta:document-statistic meta:table-count="0" meta:image-count="0" meta:object-count="0" meta:page-count="2" meta:paragraph-count="48" meta:word-count="309" meta:character-count="2298" meta:non-whitespace-character-count="1992"/>
    <meta:user-defined meta:name="AppVersion">14.0000</meta:user-defined>
    <meta:user-defined meta:name="Company">Harrogate Borough Counc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